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20pt" svg:height="252pt" svg:x="493.4pt" svg:y="291.23pt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20pt" svg:height="252pt" svg:x="491.81pt" svg:y="20.89pt">
            <draw:object draw:notify-on-update-of-ranges="Sheet1.A1:Sheet1.A1 Sheet1.A2:Sheet1.A7 Sheet1.C1:Sheet1.C1 Sheet1.C2:Sheet1.C7 Sheet1.D1:Sheet1.D1 Sheet1.D2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ncode to FASTA (ms)</text:p>
          </table:table-cell>
          <table:table-cell office:value-type="string" calcext:value-type="string">
            <text:p>FASTA file size (KB)</text:p>
          </table:table-cell>
          <table:table-cell office:value-type="string" calcext:value-type="string">
            <text:p>FASTA gzipped (KB)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5.625224" calcext:value-type="float">
            <text:p>5.625224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0KB</text:p>
          </table:table-cell>
          <table:table-cell office:value-type="float" office:value="32.679975" calcext:value-type="float">
            <text:p>32.679975</text:p>
          </table:table-cell>
          <table:table-cell office:value-type="float" office:value="40.7" calcext:value-type="float">
            <text:p>40.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112.864416" calcext:value-type="float">
            <text:p>112.864416</text:p>
          </table:table-cell>
          <table:table-cell office:value-type="float" office:value="406.7" calcext:value-type="float">
            <text:p>406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872.887675" calcext:value-type="float">
            <text:p>872.887675</text:p>
          </table:table-cell>
          <table:table-cell office:value-type="float" office:value="4100" calcext:value-type="float">
            <text:p>41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10MB</text:p>
          </table:table-cell>
          <table:table-cell office:value-type="float" office:value="8472.693202" calcext:value-type="float">
            <text:p>8472.693202</text:p>
          </table:table-cell>
          <table:table-cell office:value-type="float" office:value="40700" calcext:value-type="float">
            <text:p>40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85525.178217" calcext:value-type="float">
            <text:p>85525.178217</text:p>
          </table:table-cell>
          <table:table-cell office:value-type="float" office:value="406700" calcext:value-type="float">
            <text:p>406700</text:p>
          </table:table-cell>
          <table:table-cell office:value-type="float" office:value="118000" calcext:value-type="float">
            <text:p>11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1:21:48.461023558</meta:creation-date>
    <dc:date>2019-01-10T01:51:53.787378434</dc:date>
    <meta:editing-duration>PT19M54S</meta:editing-duration>
    <meta:editing-cycles>6</meta:editing-cycles>
    <meta:generator>LibreOffice/6.1.4.2$Linux_X86_64 LibreOffice_project/10$Build-2</meta:generator>
    <meta:document-statistic meta:table-count="1" meta:cell-count="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8.891cm" xlink:href=".." xlink:type="simple" chart:class="chart:line" chart:style-name="ch1">
        <chart:legend chart:legend-position="end" svg:x="20.459cm" svg:y="4.146cm" style:legend-expansion="high" chart:style-name="ch2"/>
        <chart:plot-area chart:style-name="ch3" table:cell-range-address="Sheet1.A1:Sheet1.B7" chart:data-source-has-labels="both" svg:x="0.508cm" svg:y="0.177cm" svg:width="19.443cm" svg:height="8.537cm">
          <chartooo:coordinate-region svg:x="1.685cm" svg:y="0.376cm" svg:width="17.088cm" svg:height="7.691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7" chart:label-cell-address="Sheet1.B1:Sheet1.B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 to FASTA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Sheet1.A2:Sheet1.A7</svg:desc>
                </draw:g>
              </table:table-cell>
              <table:table-cell office:value-type="float" office:value="5.625224">
                <text:p>5.625224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10KB</text:p>
              </table:table-cell>
              <table:table-cell office:value-type="float" office:value="32.679975">
                <text:p>32.679975</text:p>
              </table:table-cell>
            </table:table-row>
            <table:table-row>
              <table:table-cell office:value-type="string">
                <text:p>100KB</text:p>
              </table:table-cell>
              <table:table-cell office:value-type="float" office:value="112.864416">
                <text:p>112.864416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872.887675">
                <text:p>872.887675</text:p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8472.693202">
                <text:p>8472.693202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85525.178217">
                <text:p>85525.178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8.891cm" xlink:href=".." xlink:type="simple" chart:class="chart:bar" chart:style-name="ch1">
        <chart:legend chart:legend-position="end" svg:x="21.418cm" svg:y="3.897cm" style:legend-expansion="high" chart:style-name="ch2"/>
        <chart:plot-area chart:style-name="ch3" table:cell-range-address="Sheet1.A1:Sheet1.A7 Sheet1.C1:Sheet1.D7" chart:data-source-has-labels="both" svg:x="0.508cm" svg:y="0.177cm" svg:width="20.402cm" svg:height="8.537cm">
          <chartooo:coordinate-region svg:x="1.791cm" svg:y="0.177cm" svg:width="18.51cm" svg:height="7.891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" chart:label-cell-address="Sheet1.C1:Sheet1.C1" chart:class="chart:bar">
            <chart:data-point chart:repeated="6"/>
          </chart:series>
          <chart:series chart:style-name="ch8" chart:values-cell-range-address="Sheet1.D2:Sheet1.D7" chart:label-cell-address="Sheet1.D1:Sheet1.D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A file size (KB)</text:p>
                <draw:g>
                  <svg:desc>Sheet1.C1:Sheet1.C1</svg:desc>
                </draw:g>
              </table:table-cell>
              <table:table-cell office:value-type="string">
                <text:p>FASTA gzipped (KB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B</text:p>
                <draw:g>
                  <svg:desc>Sheet1.A2:Sheet1.A7</svg:desc>
                </draw:g>
              </table:table-cell>
              <table:table-cell office:value-type="float" office:value="4.1">
                <text:p>4.1</text:p>
                <draw:g>
                  <svg:desc>Sheet1.C2:Sheet1.C7</svg:desc>
                </draw:g>
              </table:table-cell>
              <table:table-cell office:value-type="float" office:value="1.4">
                <text:p>1.4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10KB</text:p>
              </table:table-cell>
              <table:table-cell office:value-type="float" office:value="40.7">
                <text:p>40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KB</text:p>
              </table:table-cell>
              <table:table-cell office:value-type="float" office:value="406.7">
                <text:p>406.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4100">
                <text:p>41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40700">
                <text:p>407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406700">
                <text:p>406700</text:p>
              </table:table-cell>
              <table:table-cell office:value-type="float" office:value="118000">
                <text:p>11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